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ebdings" svg:font-family="Webdings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font-name="Webdings" style:font-name-asian="Webdings" style:font-name-complex="Webding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port Sections</text:p>
      <text:p text:style-name="Standard"/>
      <text:p text:style-name="Standard">-Audio Interface<text:span text:style-name="T1"></text:span></text:p>
      <text:p text:style-name="Standard">-Modulation<text:span text:style-name="T1"></text:span></text:p>
      <text:p text:style-name="Standard">-Rayleigh Fading <text:span text:style-name="T1"></text:span></text:p>
      <text:p text:style-name="Standard">-AWGN Noise<text:span text:style-name="T1"></text:span></text:p>
      <text:p text:style-name="Standard">-Symbol Dictionary <text:span text:style-name="T1"></text:span></text:p>
      <text:p text:style-name="Standard">-Demodulator <text:span text:style-name="T1"></text:span></text:p>
      <text:p text:style-name="Standard">-Pulse Shaping <text:span text:style-name="T1"></text:span></text:p>
      <text:p text:style-name="Standard">-Channel Sim Main Class <text:span text:style-name="T1"></text:span></text:p>
      <text:p text:style-name="Standard">-Real Time Performance <text:span text:style-name="T1"></text:span></text:p>
      <text:p text:style-name="Standard"/>
      <text:p text:style-name="Standard">-Compile entire report</text:p>
      <text:p text:style-name="Standard">-Update reference section</text:p>
      <text:p text:style-name="Standard"/>
      <text:p text:style-name="Standard">Programming Tasks</text:p>
      <text:p text:style-name="Standard"/>
      <text:p text:style-name="Standard">Fix Rayleigh Fading <text:span text:style-name="T1"></text:span></text:p>
      <text:p text:style-name="Standard">Create GUI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ebdings" svg:font-family="Webdings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Joe Peterson</meta:initial-creator>
    <meta:creation-date>2008-04-26T13:36:02</meta:creation-date>
    <dc:creator>Joe Peterson</dc:creator>
    <dc:date>2008-04-29T09:11:07</dc:date>
    <meta:editing-cycles>7</meta:editing-cycles>
    <meta:editing-duration>PT2H19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34" meta:character-count="268"/>
  </office:meta>
</office:document-meta>
</file>